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ource Sans Pro" svg:font-family="'Source Sans Pro', apple-system, BlinkMacSystemFont, 'Segoe UI', Roboto, 'Helvetica Neue', Arial, sans-serif, 'Apple Color Emoji', 'Segoe UI Emoji', 'Segoe UI Symbol'"/>
    <style:font-face style:name="var bs-font-monospace" svg:font-family="'var bs-font-monospace'"/>
  </office:font-face-decls>
  <office:automatic-styles>
    <style:style style:name="P1" style:family="paragraph" style:parent-style-name="Standard">
      <style:text-properties officeooo:paragraph-rsid="00107fd3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07fd3" officeooo:paragraph-rsid="00107fd3"/>
    </style:style>
    <style:style style:name="P4" style:family="paragraph" style:parent-style-name="Standard">
      <style:text-properties style:font-name="Liberation Mono1" fo:font-size="9pt" style:font-size-asian="9pt" style:font-size-complex="9pt"/>
    </style:style>
    <style:style style:name="P5" style:family="paragraph" style:parent-style-name="Standard">
      <style:text-properties style:font-name="Liberation Mono1" fo:font-size="9pt" officeooo:paragraph-rsid="00107fd3" style:font-size-asian="9pt" style:font-size-complex="9pt"/>
    </style:style>
    <style:style style:name="T1" style:family="text">
      <style:text-properties officeooo:rsid="00107fd3"/>
    </style:style>
    <style:style style:name="T2" style:family="text">
      <style:text-properties officeooo:rsid="00125828"/>
    </style:style>
    <style:style style:name="T3" style:family="text">
      <style:text-properties style:font-name="Liberation Mono1"/>
    </style:style>
    <style:style style:name="T4" style:family="text">
      <style:text-properties style:font-name="Liberation Mono1" fo:font-size="10pt" style:font-size-asian="10pt" style:font-size-complex="10pt"/>
    </style:style>
    <style:style style:name="T5" style:family="text">
      <style:text-properties style:font-name="Liberation Mono1" officeooo:rsid="00107fd3"/>
    </style:style>
    <style:style style:name="T6" style:family="text">
      <style:text-properties style:font-name="Liberation Mono1" fo:font-size="9pt" style:font-size-asian="9pt" style:font-size-complex="9pt"/>
    </style:style>
    <style:style style:name="T7" style:family="text">
      <style:text-properties style:font-name="Liberation Mono1" fo:font-size="9pt" officeooo:rsid="00107fd3" style:font-size-asian="9pt" style:font-size-complex="9pt"/>
    </style:style>
    <style:style style:name="T8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plementation Large Language Model </text:p>
      <text:p text:style-name="Standard">Note: The following instructions refer to an installation with Windows</text:p>
      <text:p text:style-name="Standard"/>
      <text:p text:style-name="Standard">STEP1: installed the requirements packages for Onprem within Anaconda: </text:p>
      <text:p text:style-name="Standard">- <text:span text:style-name="T1">Donwload for Anaconda: (</text:span><text:a xlink:type="simple" xlink:href="https://docs.anaconda.com/free/anaconda/install/windows/" text:style-name="Internet_20_link" text:visited-style-name="Visited_20_Internet_20_Link"><text:span text:style-name="T1">https://docs.anaconda.com/free/anaconda/install/windows/</text:span></text:a><text:span text:style-name="T1">)</text:span></text:p>
      <text:p text:style-name="Standard"><text:s text:c="2"/>created environment LLM in Anaconda</text:p>
      <text:p text:style-name="Standard"><text:s text:c="2"/>- CUDA to take advantage of the performance of NVIDIA GPUs (cuBlas library)</text:p>
      <text:p text:style-name="P3"><text:s text:c="4"/>(<text:a xlink:type="simple" xlink:href="https://developer.nvidia.com/cuda-downloads" text:style-name="Internet_20_link" text:visited-style-name="Visited_20_Internet_20_Link">https://developer.nvidia.com/cuda-downloads</text:a>)</text:p>
      <text:p text:style-name="Standard">- PyTorch <text:s/>(<text:a xlink:type="simple" xlink:href="https://pytorch.org/get-started/locally/" text:style-name="Internet_20_link" text:visited-style-name="Visited_20_Internet_20_Link">https://pytorch.org/get-started/locally/</text:a>)</text:p>
      <text:p text:style-name="Standard"><text:s text:c="4"/><text:span text:style-name="T1">command: </text:span>conda install pytorch torchvision torchaudio pytorch-cuda=11.8 -c pytorch -c nvidia</text:p>
      <text:p text:style-name="Standard">- llama-cpp-python (<text:a xlink:type="simple" xlink:href="https://python.langchain.com/docs/integrations/llms/llamacpp#installation" text:style-name="Internet_20_link" text:visited-style-name="Visited_20_Internet_20_Link">https://python.langchain.com/docs/integrations/llms/llamacpp#installation</text:a>)</text:p>
      <text:p text:style-name="P5"><text:s text:c="2"/>set CMAKE_ARGS=-DLLAMA_CUBLAS=on</text:p>
      <text:p text:style-name="P5"><text:s text:c="2"/>set FORCE_CMAKE=1 <text:s/></text:p>
      <text:p text:style-name="P5"><text:s text:c="2"/>pip install llama-cpp-python</text:p>
      <text:p text:style-name="Standard"/>
      <text:p text:style-name="Standard">STEP2: installed Onprem (<text:a xlink:type="simple" xlink:href="https://github.com/amaiya/onprem" text:style-name="Internet_20_link" text:visited-style-name="Visited_20_Internet_20_Link">https://github.com/amaiya/onprem</text:a>)</text:p>
      <text:p text:style-name="Standard"><text:s text:c="2"/><text:span text:style-name="T1">command:</text:span><text:span text:style-name="T7"> </text:span><text:span text:style-name="T6">pip install onprem</text:span></text:p>
      <text:p text:style-name="Standard"/>
      <text:p text:style-name="P3">STEP3: check if Jupyter is installed in Anaconda</text:p>
      <text:p text:style-name="P3">- Select LLM kernel</text:p>
      <text:p text:style-name="Standard"/>
      <text:p text:style-name="Standard">STEP<text:span text:style-name="T1">4</text:span>: Speeding Up Inference Using a GPU (<text:a xlink:type="simple" xlink:href="https://python.langchain.com/docs/integrations/llms/llamacpp" text:style-name="Internet_20_link" text:visited-style-name="Visited_20_Internet_20_Link">https://python.langchain.com/docs/integrations/llms/llamacpp</text:a>)</text:p>
      <text:p text:style-name="Standard"><text:s text:c="2"/>Modified two of parameters from the core.py file:</text:p>
      <text:p text:style-name="Standard"><text:s text:c="2"/>n_gpu_layers → how many layers of the model are downloaded to the GPU</text:p>
      <text:p text:style-name="P4"><text:s/>n_gpu_layers: int = 24</text:p>
      <text:p text:style-name="Standard"><text:s text:c="2"/>n_batch → how many tokens are processed in parallel</text:p>
      <text:p text:style-name="P5"><text:s/>n_batch: int = 800</text:p>
      <text:p text:style-name="P4"/>
      <text:p text:style-name="Standard">STEP<text:span text:style-name="T1">5</text:span>: adapt the model to the proposed problem</text:p>
      <text:p text:style-name="Standard"><text:s text:c="2"/>- check if the langchain package is installed</text:p>
      <text:p text:style-name="P1"><text:s text:c="2"/>- since the model has to answer one item at a time I create a loop that iterates my sequence of</text:p>
      <text:p text:style-name="P1"><text:s text:c="4"/>documents, for each one the call self.combine_documents_chain.run() is executed and added the <text:s/></text:p>
      <text:p text:style-name="P1"><text:s text:c="4"/>result to the answer list.</text:p>
      <text:p text:style-name="Standard"><text:s text:c="4"/><text:span text:style-name="T1">from</text:span> <text:span text:style-name="T6">langchain\chains\retrieval_qa\base.py</text:span>, _call() function:</text:p>
      <text:p text:style-name="Standard"><text:s text:c="2"/><text:span text:style-name="T6"><text:s text:c="2"/>answer = []</text:span></text:p>
      <text:p text:style-name="P4"><text:s text:c="8"/>for document in docs:</text:p>
      <text:p text:style-name="P4"><text:s text:c="12"/>answer.append(self.combine_documents_chain.run(</text:p>
      <text:p text:style-name="P4"><text:s text:c="16"/>input_documents=document, question=question, callbacks=_run_manager.get_child()</text:p>
      <text:p text:style-name="P4"><text:s text:c="12"/>)</text:p>
      <text:p text:style-name="P4"><text:s text:c="12"/>)</text:p>
      <text:p text:style-name="Standard"/>
      <text:p text:style-name="Standard">STEP<text:span text:style-name="T1">6</text:span>: "Talk to Your Documents" section of Onprem</text:p>
      <text:p text:style-name="Standard"><text:s text:c="4"/>- created <text:span text:style-name="T1">New Notebook (R</text:span>un.<text:span text:style-name="T1">ipynb</text:span> file<text:span text:style-name="T1">)</text:span></text:p>
      <text:p text:style-name="Standard"><text:s text:c="4"/>- passed the file <text:span text:style-name="T1">CSV containing the articles </text:span><text:span text:style-name="T2">and ingests document in source_directory</text:span></text:p>
      <text:p text:style-name="P1"><text:s text:c="4"/>- passed the file <text:span text:style-name="T1">JSON containing the questions</text:span></text:p>
      <text:p text:style-name="Standard"><text:s text:c="4"/>- used the "ask" method, for each question an answer is returned</text:p>
      <text:p text:style-name="P4"><text:s text:c="3"/>for question in all_question:</text:p>
      <text:p text:style-name="P4"><text:s text:c="6"/>result_question = llm.ask(question)</text:p>
      <text:p text:style-name="Standard"/>
      <text:p text:style-name="Standard">Note: The LLM template processes requests in parallel and therefore the order in which the answers are provided could correspond to the original order of the items.</text:p>
      <text:p text:style-name="Standard"/>
      <text:p text:style-name="Standard">STEP<text:span text:style-name="T1">7</text:span>: save original text <text:span text:style-name="T2">(title + content)</text:span>, questions and answers (Json library)</text:p>
      <text:p text:style-name="Standard"><text:s text:c="2"/>- called <text:span text:style-name="T6">json.dumps()</text:span> function to convert the result into a json stri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ource Sans Pro" svg:font-family="'Source Sans Pro', apple-system, BlinkMacSystemFont, 'Segoe UI', Roboto, 'Helvetica Neue', Arial, sans-serif, 'Apple Color Emoji', 'Segoe UI Emoji', 'Segoe UI Symbol'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15:57:33.159000000</meta:creation-date>
    <dc:date>2024-01-28T22:20:15.332000000</dc:date>
    <meta:editing-duration>PT10H52M11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45" meta:word-count="313" meta:character-count="2525" meta:non-whitespace-character-count="2115"/>
  </office:meta>
</office:document-meta>
</file>